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paragraph-rsid="0040c571"/>
    </style:style>
    <style:style style:name="P3" style:family="paragraph" style:parent-style-name="Standard">
      <style:text-properties fo:language="pl" fo:country="PL" officeooo:rsid="00a5be92" officeooo:paragraph-rsid="00a5be92"/>
    </style:style>
    <style:style style:name="P4" style:family="paragraph" style:parent-style-name="Standard">
      <style:text-properties fo:language="pl" fo:country="PL" officeooo:rsid="00a77dce" officeooo:paragraph-rsid="00a77dce"/>
    </style:style>
    <style:style style:name="P5" style:family="paragraph" style:parent-style-name="Standard">
      <style:text-properties fo:language="pl" fo:country="PL" officeooo:rsid="00ab473f" officeooo:paragraph-rsid="00ab473f"/>
    </style:style>
    <style:style style:name="P6" style:family="paragraph" style:parent-style-name="Standard">
      <style:text-properties fo:language="pl" fo:country="PL" officeooo:rsid="00ab473f" officeooo:paragraph-rsid="00ab473f"/>
    </style:style>
    <style:style style:name="P7" style:family="paragraph" style:parent-style-name="Standard">
      <style:text-properties fo:language="pl" fo:country="PL" officeooo:rsid="00ab473f" officeooo:paragraph-rsid="00ae5d2e"/>
    </style:style>
    <style:style style:name="P8" style:family="paragraph" style:parent-style-name="Standard">
      <style:text-properties fo:language="pl" fo:country="PL" officeooo:rsid="00ab473f" officeooo:paragraph-rsid="00ae7305"/>
    </style:style>
    <style:style style:name="P9" style:family="paragraph" style:parent-style-name="Standard">
      <style:text-properties fo:language="pl" fo:country="PL" officeooo:rsid="00ae7305" officeooo:paragraph-rsid="00ae7305"/>
    </style:style>
    <style:style style:name="P10" style:family="paragraph" style:parent-style-name="Standard">
      <style:text-properties fo:language="pl" fo:country="PL" officeooo:rsid="00ae7305" officeooo:paragraph-rsid="00b01d37"/>
    </style:style>
    <style:style style:name="P11" style:family="paragraph" style:parent-style-name="Standard">
      <style:text-properties fo:language="pl" fo:country="PL" officeooo:rsid="00a77dce" officeooo:paragraph-rsid="00ae7305"/>
    </style:style>
    <style:style style:name="P12" style:family="paragraph" style:parent-style-name="Standard">
      <style:text-properties fo:language="pl" fo:country="PL" officeooo:rsid="00a5be92" officeooo:paragraph-rsid="00ae7305"/>
    </style:style>
    <style:style style:name="P13" style:family="paragraph" style:parent-style-name="Standard">
      <style:text-properties fo:language="pl" fo:country="PL" officeooo:rsid="00a170b9" officeooo:paragraph-rsid="00ae7305"/>
    </style:style>
    <style:style style:name="T1" style:family="text">
      <style:text-properties officeooo:rsid="003eff0c"/>
    </style:style>
    <style:style style:name="T2" style:family="text">
      <style:text-properties officeooo:rsid="0048de9b"/>
    </style:style>
    <style:style style:name="T3" style:family="text">
      <style:text-properties officeooo:rsid="00499eaf"/>
    </style:style>
    <style:style style:name="T4" style:family="text">
      <style:text-properties officeooo:rsid="00a5be92"/>
    </style:style>
    <style:style style:name="T5" style:family="text">
      <style:text-properties officeooo:rsid="00a77dce"/>
    </style:style>
    <style:style style:name="T6" style:family="text">
      <style:text-properties officeooo:rsid="00ace021"/>
    </style:style>
    <style:style style:name="T7" style:family="text">
      <style:text-properties officeooo:rsid="00ae7305"/>
    </style:style>
    <style:style style:name="T8" style:family="text">
      <style:text-properties officeooo:rsid="00b01d37"/>
    </style:style>
    <style:style style:name="T9" style:family="text">
      <style:text-properties officeooo:rsid="00b16ab4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* Date</text:span>: 2025.0<text:span text:style-name="T4">5</text:span>.<text:span text:style-name="T4">15</text:span></text:p>
      <text:p text:style-name="P2"><text:span text:style-name="T1">* Source</text:span>: <text:span text:style-name="T4">AI-3rd_devs</text:span></text:p>
      <text:p text:style-name="P2"><text:span text:style-name="T1">* Category</text:span>: <text:span text:style-name="T4">AI-programowanie</text:span></text:p>
      <text:p text:style-name="P2">* <text:span text:style-name="T3">Shortname</text:span><text:span text:style-name="T2">: </text:span><text:span text:style-name="T4">AI-dews</text:span></text:p>
      <text:p text:style-name="P2"><text:span text:style-name="T1">* Modified</text:span>: <text:date style:data-style-name="N49" text:date-value="2025-05-19T18:28:30.624775872">2025-05-19</text:date>, <text:time style:data-style-name="N61" text:time-value="2025-05-19T18:28:30.624829935">18:28:16</text:time></text:p>
      <text:p text:style-name="P1"/>
      <text:p text:style-name="P1"/>
      <text:p text:style-name="P1"/>
      <text:p text:style-name="P13">Warto budować małe projekty, testować różne podejścia i narzędzia, oraz wrócić do podstaw technologii, z którą pracujemy. To właśnie fundamenty, takie jak obsługa błędów, natywnie dostępne metody i wzorce projektowe, pozwalają na tworzenie logiki zaawansowanych aplikacji Generative AI.<text:span text:style-name="T7">(S00E04 — Programowanie)</text:span></text:p>
      <text:p text:style-name="P3">AI-devs</text:p>
      <text:p text:style-name="P3"/>
      <text:p text:style-name="P12"><text:span text:style-name="T5">D</text:span>roga od prostego demo do produkcyjnej aplikacji jest daleka, a ilość sytuacji brzegowych jest trudna do opanowania.<text:span text:style-name="T7">(S00E04 — Programowanie)</text:span></text:p>
      <text:p text:style-name="P4">AI-devs</text:p>
      <text:p text:style-name="P4"/>
      <text:p text:style-name="P11">LLM generując treść, bierze pod uwagę wszystkie tokeny uwzględnione w konwersacji (ale jego zdolność do utrzymania uwagi jest ograniczona).<text:span text:style-name="T7">(S00E04 — Programowanie)</text:span></text:p>
      <text:p text:style-name="P5">AI-devs</text:p>
      <text:p text:style-name="P5"/>
      <text:p text:style-name="P8">LLM generując treść, bierze pod uwagę wszystkie tokeny uwzględnione w konwersacji, <text:span text:style-name="T6">a</text:span>le jego zdolność do utrzymania uwagi jest ograniczona<text:span text:style-name="T6">(!!!</text:span>). Zatem, zamiast wykonywać dwa różne zadania jednocześnie, rozsądne może być zrealizowanie ich indywidualnie. <text:span text:style-name="T7">(S00E04 — Programowanie)</text:span></text:p>
      <text:p text:style-name="P7">AI-devs</text:p>
      <text:p text:style-name="P7"/>
      <text:p text:style-name="P7"><text:span text:style-name="T7">Z</text:span>astosowanie LLM tam, gdzie do tej pory świetnie sprawdzał się kod czy wyspecjalizowane w danym zadaniu narzędzia, po prostu nie jest efektywne. <text:span text:style-name="T7">(S00E04 — Programowanie)</text:span></text:p>
      <text:p text:style-name="P9">AI-devs</text:p>
      <text:p text:style-name="P9"/>
      <text:p text:style-name="P10"><text:span text:style-name="T8">O</text:span> skuteczności naszej pracy z LLM nie będzie decydować <text:span text:style-name="T9">zastosowana</text:span> technologia, lecz sposób, w jaki z niej skorzystamy. (S00E04 — Programowanie)</text:p>
      <text:p text:style-name="P10">AI-dev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5-19T18:28:30.559915931</dc:date>
    <meta:editing-duration>PT12H53M42S</meta:editing-duration>
    <meta:editing-cycles>14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77" meta:character-count="1363" meta:non-whitespace-character-count="1197"/>
  </office:meta>
</office:document-meta>
</file>